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8.4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7.442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4bd97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eeece1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ebf1dd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2dcdb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dbe5f1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1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1">
      <style:table-cell-properties fo:background-color="#eeece1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c4bd97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ce1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bbb59" fo:border="0.002cm solid #000000"/>
    </style:style>
    <style:style style:name="ce15" style:family="table-cell" style:parent-style-name="Default">
      <style:table-cell-properties fo:background-color="#ebf1dd" fo:border="0.002cm solid #000000"/>
    </style:style>
    <style:style style:name="ce16" style:family="table-cell" style:parent-style-name="Default">
      <style:table-cell-properties fo:background-color="#f2dcdb" fo:border="0.002cm solid #000000"/>
    </style:style>
    <style:style style:name="ce17" style:family="table-cell" style:parent-style-name="Default">
      <style:table-cell-properties fo:background-color="#dbe5f1" fo:border="0.002cm solid #000000"/>
    </style:style>
    <style:style style:name="ce18" style:family="table-cell" style:parent-style-name="Default">
      <style:table-cell-properties fo:background-color="#c4bd97" style:text-align-source="fix" style:repeat-content="false" fo:border="0.002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fo:background-color="#eeece1"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7e3bc" style:text-align-source="fix" style:repeat-content="false" fo:border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5b9b7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b8cce4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d7e3bc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e5b9b7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b8cce4"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Día No.</text:p>
          </table:table-cell>
          <table:table-cell table:style-name="ce2" office:value-type="string">
            <text:p>Fecha</text:p>
          </table:table-cell>
          <table:table-cell table:style-name="ce10"/>
          <table:table-cell table:style-name="ce18" office:value-type="string">
            <text:p>SÍ</text:p>
          </table:table-cell>
          <table:table-cell table:style-name="ce2" office:value-type="string">
            <text:p>No</text:p>
          </table:table-cell>
          <table:table-cell table:number-columns-repeated="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date" office:date-value="2009-12-19">
            <text:p>sáb 19/dic 09</text:p>
          </table:table-cell>
          <table:table-cell office:value-type="string">
            <text:p>Documentación clases – Plan de pruebas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4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date" office:date-value="2009-12-20">
            <text:p>dom 20/dic 09</text:p>
          </table:table-cell>
          <table:table-cell table:style-name="ce11" office:value-type="string">
            <text:p>CORRELACION 1, 2, 3</text:p>
          </table:table-cell>
          <table:table-cell table:style-name="ce4"/>
          <table:table-cell table:style-name="ce4"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date" office:date-value="2009-12-21">
            <text:p>lun 21/dic 09</text:p>
          </table:table-cell>
          <table:table-cell table:style-name="ce12" office:value-type="string">
            <text:p>AMF 1, 2, 3, 4</text:p>
          </table:table-cell>
          <table:table-cell table:style-name="ce3" office:value-type="string">
            <text:p>X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date" office:date-value="2009-12-22">
            <text:p>mar 22/dic 09</text:p>
          </table:table-cell>
          <table:table-cell table:style-name="ce11" office:value-type="string">
            <text:p>AMF 5</text:p>
          </table:table-cell>
          <table:table-cell table:style-name="ce4" office:value-type="string">
            <text:p>X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date" office:date-value="2009-12-23">
            <text:p>mié 23/dic 09</text:p>
          </table:table-cell>
          <table:table-cell table:style-name="ce12" office:value-type="string">
            <text:p>AMF 6, 7, 8</text:p>
          </table:table-cell>
          <table:table-cell table:style-name="ce3" office:value-type="string">
            <text:p>X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9" office:value-type="date" office:date-value="2009-12-24">
            <text:p>jue 24/dic 09</text:p>
          </table:table-cell>
          <table:table-cell table:style-name="ce11" office:value-type="string">
            <text:p>AMF 9</text:p>
          </table:table-cell>
          <table:table-cell table:style-name="ce19"/>
          <table:table-cell table:style-name="ce4"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date" office:date-value="2009-12-25">
            <text:p>vie 25/dic 09</text:p>
          </table:table-cell>
          <table:table-cell table:style-name="ce12" office:value-type="string">
            <text:p>CORRELACION 1, 2, 3, 4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9" office:value-type="date" office:date-value="2009-12-26">
            <text:p>sáb 26/dic 09</text:p>
          </table:table-cell>
          <table:table-cell table:style-name="ce11" office:value-type="string">
            <text:p>CORRELACION 5, 6, 7, 8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date" office:date-value="2009-12-27">
            <text:p>dom 27/dic 09</text:p>
          </table:table-cell>
          <table:table-cell table:style-name="ce12" office:value-type="string">
            <text:p>CORRELACION 9, 10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9" office:value-type="date" office:date-value="2009-12-28">
            <text:p>lun 28/dic 09</text:p>
          </table:table-cell>
          <table:table-cell table:style-name="ce11" office:value-type="string">
            <text:p>AMF 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8" office:value-type="date" office:date-value="2009-12-29">
            <text:p>mar 29/dic 09</text:p>
          </table:table-cell>
          <table:table-cell table:style-name="ce12" office:value-type="string">
            <text:p>AMF CORRECCIONES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9" office:value-type="date" office:date-value="2009-12-30">
            <text:p>mié 30/dic 09</text:p>
          </table:table-cell>
          <table:table-cell table:style-name="ce11" office:value-type="string">
            <text:p>SCRIPT 1, 2, 3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office:value-type="date" office:date-value="2009-12-31">
            <text:p>jue 31/dic 09</text:p>
          </table:table-cell>
          <table:table-cell table:style-name="ce12" office:value-type="string">
            <text:p>SCRIPT 4, 5, 6 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9" office:value-type="date" office:date-value="2010-01-01">
            <text:p>vie 01/ene 10</text:p>
          </table:table-cell>
          <table:table-cell table:style-name="ce11" office:value-type="string">
            <text:p>SCRIPT 7, 8, 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8" office:value-type="date" office:date-value="2010-01-02">
            <text:p>sáb 02/ene 10</text:p>
          </table:table-cell>
          <table:table-cell table:style-name="ce12" office:value-type="string">
            <text:p>SCRIPT 10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9" office:value-type="date" office:date-value="2010-01-03">
            <text:p>dom 03/ene 10</text:p>
          </table:table-cell>
          <table:table-cell table:style-name="ce11" office:value-type="string">
            <text:p>SCRIPT CORRECCIONES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8" office:value-type="date" office:date-value="2010-01-04">
            <text:p>lun 04/ene 10</text:p>
          </table:table-cell>
          <table:table-cell table:style-name="ce12"/>
          <table:table-cell table:style-name="ce3" table:number-columns-repeated="2"/>
          <table:table-cell table:number-columns-repeated="4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9" office:value-type="date" office:date-value="2010-01-05">
            <text:p>mar 05/ene 10</text:p>
          </table:table-cell>
          <table:table-cell table:style-name="ce11"/>
          <table:table-cell table:style-name="ce4" table:number-columns-repeated="2"/>
          <table:table-cell table:number-columns-repeated="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office:value-type="date" office:date-value="2010-01-06">
            <text:p>mié 06/ene 10</text:p>
          </table:table-cell>
          <table:table-cell table:style-name="ce13" office:value-type="string">
            <text:p>Entrega documento</text:p>
          </table:table-cell>
          <table:table-cell table:style-name="ce3" table:number-columns-repeated="2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table:number-columns-spanned="2" table:number-rows-spanned="1">
            <text:p>Opcionales</text:p>
          </table:table-cell>
          <table:covered-table-cell/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AMF</text:p>
          </table:table-cell>
          <table:table-cell table:style-name="ce14" office:value-type="string">
            <text:p>Corregir conteo (metodo Irene T)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/>
          <table:table-cell table:style-name="ce15" office:value-type="string">
            <text:p>Revisar cáculo Dq (q = 0)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/>
          <table:table-cell table:style-name="ce15" office:value-type="string">
            <text:p>Revisar cáculo Cq (q = 0)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/>
          <table:table-cell table:style-name="ce15" office:value-type="string">
            <text:p>Revisar cáculo Tq (q = 0)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/>
          <table:table-cell table:style-name="ce15" office:value-type="string">
            <text:p>Revisar resultados regresiones lineales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/>
          <table:table-cell table:style-name="ce15" office:value-type="string">
            <text:p>Vincular resultados con gráficos Dq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/>
          <table:table-cell table:style-name="ce15" office:value-type="string">
            <text:p>Vincular resultados con gráficos regresiones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/>
          <table:table-cell table:style-name="ce15" office:value-type="string">
            <text:p>Vincular resultados con gráficos Cq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/>
          <table:table-cell table:style-name="ce15" office:value-type="string">
            <text:p>Pruebas AMF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string">
            <text:p>CORRELACION</text:p>
          </table:table-cell>
          <table:table-cell table:style-name="ce16" office:value-type="string">
            <text:p>Generar secuencia simbolica</text:p>
          </table:table-cell>
          <table:table-cell table:style-name="ce22" office:value-type="string" table:number-columns-spanned="2" table:number-rows-spanned="1">
            <text:p>Neigbor joining</text:p>
          </table:table-cell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/>
          <table:table-cell table:style-name="ce16" office:value-type="string">
            <text:p>Generar CGR secuencias</text:p>
          </table:table-cell>
          <table:table-cell table:style-name="ce22" office:value-type="string" table:number-columns-spanned="2" table:number-rows-spanned="1">
            <text:p>Generar árbol Newick</text:p>
          </table:table-cell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/>
          <table:table-cell table:style-name="ce16" office:value-type="string">
            <text:p>Obtener medidas mu ambas matrices</text:p>
          </table:table-cell>
          <table:table-cell table:style-name="ce22" office:value-type="string" table:number-columns-spanned="2" table:number-rows-spanned="1">
            <text:p>Generar gráfico</text:p>
          </table:table-cell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/>
          <table:table-cell table:style-name="ce16" office:value-type="string">
            <text:p>Calcular promedios matrices</text:p>
          </table:table-cell>
          <table:table-cell table:style-name="ce22" office:value-type="string" table:number-columns-spanned="2" table:number-rows-spanned="1">
            <text:p>Vículo con interfaz</text:p>
          </table:table-cell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/>
          <table:table-cell table:style-name="ce16" office:value-type="string">
            <text:p>Calcular varianzas matrice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/>
          <table:table-cell table:style-name="ce16" office:value-type="string">
            <text:p>Calcular covarianzas matrice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6"/>
          <table:table-cell table:style-name="ce16" office:value-type="string">
            <text:p>Calcular correlación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6"/>
          <table:table-cell table:style-name="ce16" office:value-type="string">
            <text:p>Calcular distancia correlación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/>
          <table:table-cell table:style-name="ce16" office:value-type="string">
            <text:p>Vincular interfaz tabla de distancias con resultado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/>
          <table:table-cell table:style-name="ce16" office:value-type="string">
            <text:p>Vincular resultados con gráficos de medidas Mu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/>
          <table:table-cell table:style-name="ce16" office:value-type="string">
            <text:p>Pruebas Correlación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string">
            <text:p>SCRIPT</text:p>
          </table:table-cell>
          <table:table-cell table:style-name="ce17" office:value-type="string">
            <text:p>Construccion clases</text:p>
          </table:table-cell>
          <table:table-cell table:style-name="ce23" office:value-type="string" table:number-columns-spanned="2" table:number-rows-spanned="1">
            <text:p>Extracción características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7"/>
          <table:table-cell table:style-name="ce17" office:value-type="string">
            <text:p>Elaboración script (PERL)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/>
          <table:table-cell table:style-name="ce17" office:value-type="string">
            <text:p>Descargar secuencia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7"/>
          <table:table-cell table:style-name="ce17" office:value-type="string">
            <text:p>Splitting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7"/>
          <table:table-cell table:style-name="ce17" office:value-type="string">
            <text:p>Codificación nombres de archivo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7"/>
          <table:table-cell table:style-name="ce17" office:value-type="string">
            <text:p>Escritura de archivos en disco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7"/>
          <table:table-cell table:style-name="ce17" office:value-type="string">
            <text:p>Estructuración plantilla script (PERL)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7"/>
          <table:table-cell table:style-name="ce17" office:value-type="string">
            <text:p>Vínculo con C++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7"/>
          <table:table-cell table:style-name="ce17" office:value-type="string">
            <text:p>Generación script en C++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7"/>
          <table:table-cell table:style-name="ce17" office:value-type="string">
            <text:p>Prueba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 table:number-rows-repeated="65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5">25/12/2009</text:date>, <text:time>13:2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9T15:31:13</meta:creation-date>
    <dc:date>2009-12-25T13:23:45</dc:date>
    <meta:editing-duration>PT08H38M19S</meta:editing-duration>
    <meta:editing-cycles>7</meta:editing-cycles>
    <meta:generator>OpenOffice.org/3.1$Linux OpenOffice.org_project/310m19$Build-9420</meta:generator>
    <meta:document-statistic meta:table-count="3" meta:cell-count="134" meta:object-count="0"/>
  </office:meta>
</office:document-meta>
</file>